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94cm" table:align="center" fo:background-color="transparent">
        <style:background-image/>
      </style:table-properties>
    </style:style>
    <style:style style:name="Table1.A" style:family="table-column">
      <style:table-column-properties style:column-width="4.489cm"/>
    </style:style>
    <style:style style:name="Table1.B" style:family="table-column">
      <style:table-column-properties style:column-width="4.491cm"/>
    </style:style>
    <style:style style:name="Table1.1" style:family="table-row">
      <style:table-row-properties style:row-height="5.83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94cm" table:align="center" fo:background-color="transparent">
        <style:background-image/>
      </style:table-properties>
    </style:style>
    <style:style style:name="Table2.A" style:family="table-column">
      <style:table-column-properties style:column-width="4.489cm"/>
    </style:style>
    <style:style style:name="Table2.B" style:family="table-column">
      <style:table-column-properties style:column-width="4.491cm"/>
    </style:style>
    <style:style style:name="Table2.1" style:family="table-row">
      <style:table-row-properties style:row-height="5.83cm"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54f9a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32pt" fo:font-style="italic" fo:font-weight="normal" officeooo:rsid="001cf07c" officeooo:paragraph-rsid="001cf07c" style:font-size-asian="32pt" style:font-style-asian="italic" style:font-weight-asian="normal" style:font-size-complex="32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style="italic" fo:font-weight="normal" officeooo:rsid="001cf07c" officeooo:paragraph-rsid="00297f9c" style:font-size-asian="32pt" style:font-style-asian="italic" style:font-weight-asian="normal" style:font-size-complex="32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32pt" fo:font-style="italic" fo:font-weight="normal" officeooo:rsid="001cf07c" officeooo:paragraph-rsid="0029f406" style:font-size-asian="32pt" style:font-style-asian="italic" style:font-weight-asian="normal" style:font-size-complex="32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26pt" fo:font-style="italic" fo:font-weight="normal" officeooo:rsid="001cf07c" officeooo:paragraph-rsid="001cf07c" style:font-size-asian="26pt" style:font-style-asian="italic" style:font-weight-asian="normal" style:font-size-complex="26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26pt" fo:font-style="italic" fo:font-weight="normal" officeooo:rsid="001cf07c" officeooo:paragraph-rsid="00297f9c" style:font-size-asian="26pt" style:font-style-asian="italic" style:font-weight-asian="normal" style:font-size-complex="26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26pt" fo:font-style="italic" fo:font-weight="normal" officeooo:rsid="001cf07c" officeooo:paragraph-rsid="0029f406" style:font-size-asian="26pt" style:font-style-asian="italic" style:font-weight-asian="normal" style:font-size-complex="26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32pt" fo:font-style="italic" fo:font-weight="normal" officeooo:paragraph-rsid="001cf07c" style:font-size-asian="32pt" style:font-style-asian="italic" style:font-weight-asian="normal" style:font-size-complex="32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32pt" fo:font-style="italic" fo:font-weight="normal" officeooo:paragraph-rsid="00297f9c" style:font-size-asian="32pt" style:font-style-asian="italic" style:font-weight-asian="normal" style:font-size-complex="32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26pt" fo:font-style="italic" fo:font-weight="normal" officeooo:paragraph-rsid="0029f406" style:font-size-asian="26pt" style:font-style-asian="italic" style:font-weight-asian="normal" style:font-size-complex="26pt" style:font-style-complex="italic" style:font-weight-complex="normal"/>
    </style:style>
    <style:style style:name="P14" style:family="paragraph" style:parent-style-name="Standard">
      <style:text-properties officeooo:paragraph-rsid="00297f9c"/>
    </style:style>
    <style:style style:name="P15" style:family="paragraph" style:parent-style-name="Standard">
      <style:text-properties officeooo:paragraph-rsid="0029f406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297f9c" style:font-size-asian="32pt" style:font-size-complex="32pt"/>
    </style:style>
    <style:style style:name="T3" style:family="text">
      <style:text-properties officeooo:rsid="00297f9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297f9c" style:font-size-asian="28pt" style:font-size-complex="2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M2,</text:span><text:span text:style-name="T2">5</text:span><text:span text:style-name="T1">x5<text:line-break/></text:span><text:line-break/><text:span text:style-name="T3">Flachkopf<text:line-break/>Schlitz</text:span></text:p>
          </table:table-cell>
          <table:table-cell table:style-name="Table1.A1" office:value-type="string">
            <text:p text:style-name="P7"><text:span text:style-name="T1">M2,</text:span><text:span text:style-name="T2">5</text:span><text:span text:style-name="T1">x</text:span><text:span text:style-name="T2">8<text:line-break/></text:span><text:line-break/><text:span text:style-name="T3">Flachkopf<text:line-break/>Schlitz</text:span></text:p>
          </table:table-cell>
          <table:table-cell table:style-name="Table1.A1" office:value-type="string">
            <text:p text:style-name="P7"><text:span text:style-name="T1">M2,</text:span><text:span text:style-name="T2">5</text:span><text:span text:style-name="T1">x</text:span><text:span text:style-name="T2">10<text:line-break/></text:span><text:line-break/><text:span text:style-name="T3">Flachkopf<text:line-break/>Schlitz</text:span></text:p>
          </table:table-cell>
          <table:table-cell table:style-name="Table1.A1" office:value-type="string">
            <text:p text:style-name="P7"><text:span text:style-name="T1">M2,</text:span><text:span text:style-name="T2">5</text:span><text:span text:style-name="T1">x</text:span><text:span text:style-name="T2">12<text:line-break/></text:span><text:line-break/><text:span text:style-name="T3">Flachkopf<text:line-break/>Schlitz</text:span></text:p>
          </table:table-cell>
          <table:table-cell table:style-name="Table1.A1" office:value-type="string">
            <text:p text:style-name="P7"><text:span text:style-name="T1">M2,</text:span><text:span text:style-name="T2">5</text:span><text:span text:style-name="T1">x</text:span><text:span text:style-name="T2">16<text:line-break/></text:span><text:line-break/><text:span text:style-name="T3">Flachkopf<text:line-break/>Schlitz</text:span></text:p>
          </table:table-cell>
          <table:table-cell table:style-name="Table1.F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<text:span text:style-name="T1">M2,</text:span><text:span text:style-name="T2">5</text:span><text:span text:style-name="T1">x</text:span><text:span text:style-name="T2">8<text:line-break/></text:span><text:line-break/><text:span text:style-name="T3">Senkkopf<text:line-break/>Schlitz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><text:span text:style-name="T1">M2,</text:span><text:span text:style-name="T2">5</text:span><text:span text:style-name="T1">x</text:span><text:span text:style-name="T2">10<text:line-break/></text:span><text:line-break/><text:span text:style-name="T3">Rundkopf<text:line-break/>Schlitz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6"><text:span text:style-name="T1">M2,</text:span><text:span text:style-name="T2">5</text:span><text:span text:style-name="T1">x5<text:line-break/></text:span><text:line-break/><text:span text:style-name="T3">Flachkopf<text:line-break/>Schlitz</text:span></text:p>
          </table:table-cell>
          <table:table-cell table:style-name="Table2.A1" office:value-type="string">
            <text:p text:style-name="P7"><text:span text:style-name="T1">M2,</text:span><text:span text:style-name="T2">5</text:span><text:span text:style-name="T1">x</text:span><text:span text:style-name="T2">8<text:line-break/></text:span><text:line-break/><text:span text:style-name="T3">Flachkopf<text:line-break/>Schlitz</text:span></text:p>
          </table:table-cell>
          <table:table-cell table:style-name="Table2.A1" office:value-type="string">
            <text:p text:style-name="P7"><text:span text:style-name="T1">M2,</text:span><text:span text:style-name="T2">5</text:span><text:span text:style-name="T1">x</text:span><text:span text:style-name="T2">10<text:line-break/></text:span><text:line-break/><text:span text:style-name="T3">Flachkopf<text:line-break/>Schlitz</text:span></text:p>
          </table:table-cell>
          <table:table-cell table:style-name="Table2.A1" office:value-type="string">
            <text:p text:style-name="P7"><text:span text:style-name="T1">M2,</text:span><text:span text:style-name="T2">5</text:span><text:span text:style-name="T1">x</text:span><text:span text:style-name="T2">12<text:line-break/></text:span><text:line-break/><text:span text:style-name="T3">Flachkopf<text:line-break/>Schlitz</text:span></text:p>
          </table:table-cell>
          <table:table-cell table:style-name="Table2.A1" office:value-type="string">
            <text:p text:style-name="P7"><text:span text:style-name="T1">M2,</text:span><text:span text:style-name="T2">5</text:span><text:span text:style-name="T1">x</text:span><text:span text:style-name="T2">16<text:line-break/></text:span><text:line-break/><text:span text:style-name="T3">Flachkopf<text:line-break/>Schlitz</text:span></text:p>
          </table:table-cell>
          <table:table-cell table:style-name="Table2.F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span text:style-name="T1">M2,</text:span><text:span text:style-name="T2">5</text:span><text:span text:style-name="T1">x</text:span><text:span text:style-name="T2">8<text:line-break/></text:span><text:line-break/><text:span text:style-name="T3">Senkkopf<text:line-break/>Schlitz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><text:span text:style-name="T1">M2,</text:span><text:span text:style-name="T2">5</text:span><text:span text:style-name="T1">x</text:span><text:span text:style-name="T2">10<text:line-break/></text:span><text:line-break/><text:span text:style-name="T3">Rundkopf<text:line-break/>Schlitz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29:59.742644020</meta:creation-date>
    <dc:date>2021-04-29T12:32:43.319081498</dc:date>
    <meta:editing-duration>PT59M16S</meta:editing-duration>
    <meta:editing-cycles>13</meta:editing-cycles>
    <meta:generator>LibreOffice/6.1.5.2$Linux_X86_64 LibreOffice_project/10$Build-2</meta:generator>
    <meta:print-date>2021-04-29T12:28:48.658893698</meta:print-date>
    <meta:document-statistic meta:table-count="2" meta:image-count="0" meta:object-count="0" meta:page-count="2" meta:paragraph-count="14" meta:word-count="42" meta:character-count="354" meta:non-whitespace-character-count="312"/>
  </office:meta>
</office:document-meta>
</file>